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98a46" officeooo:paragraph-rsid="00098a46"/>
    </style:style>
    <style:style style:name="P2" style:family="paragraph" style:parent-style-name="Heading_20_2"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8a46"/>
    </style:style>
    <style:style style:name="P3" style:family="paragraph" style:parent-style-name="Text_20_body">
      <style:paragraph-properties fo:text-align="justify" style:justify-single-word="false"/>
      <style:text-properties officeooo:rsid="00098a46" officeooo:paragraph-rsid="000b2f4f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b2f4f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d4888" officeooo:paragraph-rsid="000d4888"/>
    </style:style>
    <style:style style:name="P6" style:family="paragraph" style:parent-style-name="Text_20_body">
      <style:paragraph-properties fo:text-align="justify" style:justify-single-word="false"/>
      <style:text-properties officeooo:paragraph-rsid="000d4888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8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0d5717"/>
    </style:style>
    <style:style style:name="P9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5717"/>
    </style:style>
    <style:style style:name="P10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5717" officeooo:paragraph-rsid="000d5717"/>
    </style:style>
    <style:style style:name="P11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98a46" officeooo:paragraph-rsid="0009adab"/>
    </style:style>
    <style:style style:name="P12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4888" officeooo:paragraph-rsid="000d4888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b1dcd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b1dcd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4888"/>
    </style:style>
    <style:style style:name="T5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5717"/>
    </style:style>
    <style:style style:name="T6" style:family="text">
      <style:text-properties officeooo:rsid="000d571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1--objetivo-do-projeto" text:anchor-type="page" text:anchor-page-number="1" svg:x="-0.741cm" svg:y="0cm" svg:width="0.741cm" draw:z-index="0">
        <draw:text-box fo:min-height="0.741cm">
          <text:p text:style-name="P13"/>
        </draw:text-box>
      </draw:frame>
      <draw:frame draw:style-name="fr1" draw:name="user-content-2-️-tecnologias-utilizadas" text:anchor-type="page" text:anchor-page-number="1" svg:x="-0.741cm" svg:y="0cm" svg:width="0.741cm" draw:z-index="1">
        <draw:text-box fo:min-height="0.741cm">
          <text:p text:style-name="P13"/>
        </draw:text-box>
      </draw:frame>
      <draw:frame draw:style-name="fr1" draw:name="user-content-3-️-arquitetura-da-solução" text:anchor-type="page" text:anchor-page-number="1" svg:x="-0.741cm" svg:y="0cm" svg:width="0.741cm" draw:z-index="2">
        <draw:text-box fo:min-height="0.741cm">
          <text:p text:style-name="P13"/>
        </draw:text-box>
      </draw:frame>
      <draw:frame draw:style-name="fr1" draw:name="user-content-31---requisitos-funcionais" text:anchor-type="page" text:anchor-page-number="1" svg:x="-0.741cm" svg:y="0cm" svg:width="0.741cm" draw:z-index="3">
        <draw:text-box fo:min-height="0.741cm">
          <text:p text:style-name="P13"/>
        </draw:text-box>
      </draw:frame>
      <draw:frame draw:style-name="fr1" draw:name="user-content-32--️-requisitos-não-funcionais" text:anchor-type="page" text:anchor-page-number="1" svg:x="-0.741cm" svg:y="0cm" svg:width="0.741cm" draw:z-index="4">
        <draw:text-box fo:min-height="0.741cm">
          <text:p text:style-name="P13"/>
        </draw:text-box>
      </draw:frame>
      <draw:frame draw:style-name="fr1" draw:name="user-content-33---diagrama-de-classes" text:anchor-type="page" text:anchor-page-number="1" svg:x="-0.741cm" svg:y="0cm" svg:width="0.741cm" draw:z-index="5">
        <draw:text-box fo:min-height="0.741cm">
          <text:p text:style-name="P13"/>
        </draw:text-box>
      </draw:frame>
      <draw:frame draw:style-name="fr1" draw:name="user-content-34---padrões-de-projetos-utilizados" text:anchor-type="page" text:anchor-page-number="1" svg:x="-0.741cm" svg:y="0cm" svg:width="0.741cm" draw:z-index="6">
        <draw:text-box fo:min-height="0.741cm">
          <text:p text:style-name="P13"/>
        </draw:text-box>
      </draw:frame>
      <text:p text:style-name="P1">Criação de um datawarehouse para os municípios da região de Ribeirão Preto</text:p>
      <text:h text:style-name="P2" text:outline-level="2"><text:span text:style-name="T1">1- </text:span>🎯 Objetivo do projeto</text:h>
      <text:p text:style-name="P3"><text:span text:style-name="T2"><text:tab/></text:span><text:span text:style-name="T3">O objetivo desse projeto é propor uma arquiterura de datawarehouse, usado dados climáticos dos municípios da região de Ribeirão Preto, além de explorar as métricas técnicas de desempenho do datawarehouse.</text:span></text:p>
      <text:p text:style-name="P4">2. 🛠️ Tecnologias utilizadas</text:p>
      <text:p text:style-name="P5">Python: Linguagem para a construção do ETL (Extração, Transformação e carga)</text:p>
      <text:p text:style-name="P5">Apache airflow: Orquestração do fluxo de dados</text:p>
      <text:p text:style-name="P5">Flower: Processamento distríbuido e execução assícrona de tarefas.</text:p>
      <text:p text:style-name="P5">Celery: Monitoramento das tarefas do Celery em tempo real:</text:p>
      <text:p text:style-name="P5">SQL SERVER: Bando de dados para a construção do datawarehouse</text:p>
      <text:p text:style-name="P6"><text:span text:style-name="T4">Docker compose: </text:span>empacotamento e execução dos serviços em ambiente isolado e padronizado.</text:p>
      <text:h text:style-name="P7" text:outline-level="2">3. 🏗️ Arquitetura da solução</text:h>
      <text:h text:style-name="P7" text:outline-level="2">3.1 – 📌 Requisitos funcionais</text:h>
      <text:p text:style-name="P8">RF1 – O sistema deve coletar dados da OpenWeatherAPI para os municípios da região de Ribeirão Preto.</text:p>
      <text:p text:style-name="P8">RF2-O sistema deve processar os dados brutos em estruturas análiticas (dimensões e fatos)</text:p>
      <text:p text:style-name="P9"><text:span text:style-name="T5">RF3-O sistema deve obter os campos </text:span>(temperatura, umidade, pressão, vento, chuva .)</text:p>
      <text:p text:style-name="P10">RF4-O sistema deve manter uma tabela fato (fato_clima).</text:p>
      <text:p text:style-name="P9"><text:span text:style-name="T6">RF5-O Sistema deve manter tabelas de dimensão </text:span>(<text:span text:style-name="Source_20_Text">dim_tempo</text:span>, <text:span text:style-name="Source_20_Text">dim_municipio</text:span>).</text:p>
      <text:p text:style-name="P8"/>
      <text:h text:style-name="P7" text:outline-level="2"><text:soft-page-break/>3.2 – ⚙️ Requisitos não funcionais</text:h>
      <text:p text:style-name="P8">RNF1 – O sistema deve processar cada carga de dados em menos de 1 minuto para os municípios</text:p>
      <text:p text:style-name="P8">RNF2 – As consultas Analiticas deve responder em segundos</text:p>
      <text:p text:style-name="P8">RNF3 – O Sistema deve coletar os dados climáticos em intervalo de 10 minutos.</text:p>
      <text:h text:style-name="P7" text:outline-level="2">3.3 – 📐 Diagrama de Classes</text:h>
      <text:h text:style-name="P11" text:outline-level="2"><text:span text:style-name="T2">3.4 – 🧩 Padrões de Projetos Utilizado</text:span><text:line-break/></text:h>
      <text:p text:style-name="P12">4 – Estrutura do banco <text:span text:style-name="T6">(Script SQL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8-24T20:36:45.266044108</dc:date>
    <meta:editing-duration>PT3H37M13S</meta:editing-duration>
    <meta:editing-cycles>5</meta:editing-cycles>
    <meta:document-statistic meta:table-count="0" meta:image-count="0" meta:object-count="0" meta:page-count="2" meta:paragraph-count="24" meta:word-count="235" meta:character-count="1538" meta:non-whitespace-character-count="1316"/>
  </office:meta>
</office:document-meta>
</file>